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.5pt" style:font-size-asian="10.5pt" style:font-size-complex="10.5pt"/>
    </style:style>
    <style:style style:name="P2" style:family="paragraph" style:parent-style-name="BODY" style:list-style-name="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fo:font-size="10.5pt" fo:font-style="normal" style:font-size-asian="10.5pt" style:font-style-asian="normal" style:font-size-complex="10.5pt" style:font-style-complex="normal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style:font-size-asian="14pt" style:font-size-complex="14pt"/>
    </style:style>
    <style:style style:name="P4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P5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style:font-size-asian="10.5pt" style:font-size-complex="10.5pt"/>
    </style:style>
    <style:style style:name="P6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style:font-size-asian="10.5pt" style:font-style-asian="normal" style:font-size-complex="10.5pt" style:font-style-complex="normal"/>
    </style:style>
    <style:style style:name="P7" style:family="paragraph" style:parent-style-name="Standard">
      <style:paragraph-properties fo:margin-top="0in" fo:margin-bottom="0in" fo:line-height="100%" fo:text-align="start" style:justify-single-word="false"/>
      <style:text-properties fo:color="#000000" fo:font-size="10.5pt" fo:font-style="normal" style:font-size-asian="10.5pt" style:font-style-asian="normal" style:font-size-complex="10.5pt" style:font-style-complex="normal"/>
    </style:style>
    <style:style style:name="P8" style:family="paragraph" style:parent-style-name="_5b_Normal_5d_" style:list-style-name="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fo:font-size="10.5pt" fo:font-style="normal" style:font-size-asian="10.5pt" style:font-style-asian="normal" style:font-size-complex="10.5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language="none" fo:country="none" fo:font-style="normal" style:font-name-asian="Georgia" style:language-asian="none" style:country-asian="none" style:font-style-asian="normal" style:font-name-complex="Georgia" style:language-complex="none" style:country-complex="none" style:font-style-complex="normal"/>
    </style:style>
    <style:style style:name="T4" style:family="text">
      <style:text-properties style:font-name="Georgia" fo:language="none" fo:country="none" style:font-name-asian="Georgia" style:language-asian="none" style:country-asian="none" style:font-name-complex="Georgia" style:language-complex="none" style:country-complex="none"/>
    </style:style>
    <style:style style:name="T5" style:family="text">
      <style:text-properties style:font-name="Georgia" fo:language="none" fo:country="none" fo:font-weight="bold" style:font-name-asian="Georgia" style:language-asian="none" style:country-asian="none" style:font-weight-asian="bold" style:font-name-complex="Georgia" style:language-complex="none" style:country-complex="none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name="Georgia" fo:language="none" fo:country="none" style:font-name-asian="Georgia" style:language-asian="none" style:country-asian="none" style:font-name-complex="Georgia" style:language-complex="none" style:country-complex="none"/>
    </style:style>
    <style:style style:name="T8" style:family="text">
      <style:text-properties fo:language="none" fo:country="none" style:font-name-asian="Georgia" style:language-asian="none" style:country-asian="none" style:font-style-asian="normal" style:font-name-complex="Georgia" style:language-complex="none" style:country-complex="none" style:font-style-complex="normal"/>
    </style:style>
    <style:style style:name="T9" style:family="text">
      <style:text-properties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ome Things About</text:span> <text:span text:style-name="T1">A Charitable Heart</text:span></text:p>
      <text:p text:style-name="P1"><text:span text:style-name="T1">Read:</text:span> I Corinthians 13</text:p>
      <text:p text:style-name="P1"><text:span text:style-name="T1">Text:</text:span> I <text:span text:style-name="T3">Corinthians 13:13 “And now abideth faith, hope, charity, these three; but the greatest of these is charity.”</text:span></text:p>
      <text:p text:style-name="P4"><text:span text:style-name="T1">Introduction:</text:span><text:span text:style-name="T2"> I'm sure this chapter is not new to any of us. We've heard it over and over &amp; we've heard dozens of sermons about this “love” chap-ter, so I can just shut up and we can all go home. <text:s/>Or perhaps we can see something different in this chapter.</text:span></text:p>
      <text:p text:style-name="P5"/>
      <text:p text:style-name="P5"><text:span text:style-name="T1">The lack of a Charitable Heart has serious consequences:</text:span> In the first 3 verses we are faced with several, seemingly, negative things about one who lacks a charitable heart. <text:s/><text:span text:style-name="T1">First</text:span> we read that one who has an ability to speak in many languages to include those spoken by angles but does not possess a charitable heart: Their affect is like wind chimes: they may sound pretty but they fail to convey an understandable message.</text:p>
      <text:p text:style-name="P5"><text:span text:style-name="T1">Second</text:span> we are told that regardless of the unlimited scope of knowledge we may have (to include the gift of prophecy) &amp; if our faith can move mountains but we lack a Charitable Heart we are nothing. <text:s/>The <text:span text:style-name="T1">third</text:span> is the hardest to comprehend for it seems contradictory to all that we have been taught about charity. <text:s/>We are told that if we donate all we have to the poor and even suffer a martyr's death; without a <text:span text:style-name="T9">Charitable Heart there is no profit to me.</text:span></text:p>
      <text:p text:style-name="P5"><text:span text:style-name="T9"><text:s text:c="2"/>In a sentence we are told that excellent actions without the motivation of a Charitable Heart are meaningless in God's sight.</text:span></text:p>
      <text:p text:style-name="P5"/>
      <text:p text:style-name="P5"><text:span text:style-name="T1">A Charitable Heart improves the lives of those around us:</text:span> In verses 4-7 we learn of the positive characteristics of a Charitable Heart. <text:s/>It is patient and kind (we are told). <text:s/>It is characterized by humility (no envy, no self promotion, not puffed up [arrogant] &amp; doesn't seek attention). </text:p>
      <text:p text:style-name="P5">(Illustrate: Terry's Story p.195 – 199 of Houses of Healing)</text:p>
      <text:p text:style-name="P5"><text:s text:c="2"/>A Charitable Heart does not seek to increase it's wealth at the expense of others nor is one with a Charitable Heart easily angered, it doesn't jump to conclusions of evil intent in regards to others.</text:p>
      <text:p text:style-name="P5"><text:s text:c="2"/>A Charitable Heart is a truthful heart that is not joyful regarding sinful behavior. <text:s/>It is a heart that has a positive outlook in regards to other people.</text:p>
      <text:p text:style-name="P5"/>
      <text:p text:style-name="P5"><text:span text:style-name="T1">A Charitable Heart can be counted on:</text:span> Charity works! <text:s/>It really does. <text:s/>For some folks it takes awhile <text:s/>but a loving Charitable Heart really works. <text:s/>The stories are legion and if we stopped for testimonies right now I'm sure some of you can tell me how you were affected by someone else's</text:p>
      <text:p text:style-name="P5">charitable action. In the 8<text:span text:style-name="T6">th</text:span> verse we read: “<text:span text:style-name="T8">Charity never faileth...” <text:s/>I've read of two instances (&amp; I'm sure there are more) where a waitress served</text:span></text:p>
      <text:p text:style-name="P7"><text:span text:style-name="T4">a grumpy old man for months on end when no other wait staff wanted to serve them due to their negative behavior. <text:s/>In the cases that I read of the customer later left them a large inheritance because of their kindness.</text:span></text:p>
      <text:p text:style-name="P7"><text:span text:style-name="T4"><text:s text:c="2"/>A nurse that I worked with for awhile told me of a time when she worked in an assisted living home and a wealthy woman died and bypassed sev-eral closer relatives to leave her entire fortune to a nephew who visited her faithfully while she lived in the nursing home. </text:span></text:p>
      <text:p text:style-name="P7"><text:span text:style-name="T4"/></text:p>
      <text:p text:style-name="P7"><text:span text:style-name="T5">A Charitable heart outlasts the rapture:</text:span><text:span text:style-name="T4"> In the 8</text:span><text:span text:style-name="T7">th</text:span><text:span text:style-name="T4"> verse we read that several of the spiritual gifts that the Corinthian believers were so eager to argue about (tongues, prophecy &amp; the gift of knowledge) would fail but Charity would remain. <text:s/>Oh don't get too upset here the 10</text:span><text:span text:style-name="T7">th</text:span><text:span text:style-name="T4"> verse tells us when these gifts will disappear and that is after the rapture. <text:s/>After we have ascended we will all speak the language of heaven and no other language will be needed. <text:s/>We will have the knowledge of heaven and will need no other and no prophetic utterances will be necessary for we will have seen the fulfillment of all prophecy. <text:s/>We will still have a Charitable Heart in heaven.</text:span></text:p>
      <text:p text:style-name="P7"><text:span text:style-name="T4"><text:s/></text:span></text:p>
      <text:p text:style-name="P2"><text:span text:style-name="T5">Conclude:</text:span><text:span text:style-name="T4"> Verse 11 &amp; 12 are a big encouragement to me for it shows me that God see's me as a child. <text:s/>I will be a spiritual grown up when I get to heaven. <text:s/>I will put away the limited childish knowledge that I have down here and I will inherit heavenly maturity. <text:s/></text:span></text:p>
      <text:p text:style-name="P2"><text:span text:style-name="T4"><text:s text:c="2"/>“And now abideth faith, hope, charity, these three; but the greatest of these is charity.”</text:span></text:p>
      <text:p text:style-name="P8"><text:span text:style-name="T4"><text:s text:c="2"/>Is there anybody here present who can see a need for a more Charitable Heart?</text:span></text:p>
      <text:p text:style-name="P8"><text:span text:style-name="T4"><text:s text:c="2"/></text:span></text:p>
      <text:p text:style-name="P2"><text:span text:style-name="T4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 </dc:creator>
    <meta:editing-cycles>13</meta:editing-cycles>
    <meta:creation-date>2014-03-28T17:34:00</meta:creation-date>
    <dc:date>2022-07-09T22:58:56.40</dc:date>
    <meta:editing-duration>PT21H55M25S</meta:editing-duration>
    <meta:generator>OpenOffice/4.1.3$Win32 OpenOffice.org_project/413m1$Build-9783</meta:generator>
    <meta:printed-by>j </meta:printed-by>
    <meta:print-date>2020-06-28T08:33:33.47</meta:print-date>
    <meta:document-statistic meta:table-count="0" meta:image-count="0" meta:object-count="0" meta:page-count="1" meta:paragraph-count="21" meta:word-count="756" meta:character-count="41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